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3"/>
    <style:style style:name="P2" style:family="paragraph" style:parent-style-name="Quotations" style:list-style-name="L13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, Fab. Vamos con <text:span text:style-name="Strong_20_Emphasis">4 — Límites de ruido y error</text:span>, manteniendo el mismo estilo lógico, abstracto y sistemático que en los puntos anteriores.<text:line-break/>Este límite es especialmente profundo porque no depende de velocidad, energía o memoria: <text:span text:style-name="Strong_20_Emphasis">es intrínseco a la física de la información</text:span>.<text:line-break/>No existe sistema sin ruido. No existe cómputo sin error.<text:line-break/>Y eso condiciona radicalmente qué tipo de arquitectura puede ser inteligente.</text:p>
      <text:p text:style-name="Text_20_body">Vamos paso a paso.</text:p>
      <text:p text:style-name="Horizontal_20_Line"/>
      <text:h text:style-name="Heading_20_1" text:outline-level="1">4 — LÍMITES DE RUIDO Y ERROR (versión lógica, no biológica)</text:h>
      <text:h text:style-name="Heading_20_2" text:outline-level="2">1. Qué significa el límite de ruido y error, lógicamente</text:h>
      <text:p text:style-name="Text_20_body">En cualquier sistema físico que procesa información:</text:p>
      <text:list xml:id="list4049949266" text:style-name="L1">
        <text:list-item>
          <text:p text:style-name="P4">Las señales se degradan con el tiempo. </text:p>
        </text:list-item>
        <text:list-item>
          <text:p text:style-name="P4">Las copias nunca son perfectas. </text:p>
        </text:list-item>
        <text:list-item>
          <text:p text:style-name="P4">Los canales de comunicación introducen ruido. </text:p>
        </text:list-item>
        <text:list-item>
          <text:p text:style-name="P4">Los estados físicos pueden cambiar por perturbaciones externas. </text:p>
        </text:list-item>
        <text:list-item>
          <text:p text:style-name="P4">La precisión infinita es imposible. </text:p>
        </text:list-item>
        <text:list-item>
          <text:p text:style-name="P3">La probabilidad de error nunca puede ser cero. </text:p>
        </text:list-item>
      </text:list>
      <text:p text:style-name="Text_20_body">Esto implica:</text:p>
      <text:p text:style-name="Quotations">Ningún sistema puede mantener información perfecta,<text:line-break/>ni transmitirla sin distorsión,<text:line-break/>ni ejecutar cómputos sin riesgo de error.</text:p>
      <text:p text:style-name="Text_20_body">Este límite es tan fundamental como el de velocidad o energía.</text:p>
      <text:p text:style-name="Horizontal_20_Line"/>
      <text:h text:style-name="Heading_20_2" text:outline-level="2">2. Cómo restringe esto la inteligencia de un sistema</text:h>
      <text:p text:style-name="Text_20_body">Desde un punto de vista puramente lógico, el ruido y el error afectan a:</text:p>
      <text:h text:style-name="Heading_20_3" text:outline-level="3">2.1. La fiabilidad de la memoria</text:h>
      <text:p text:style-name="Text_20_body">La información almacenada se degrada.<text:line-break/>Sin mecanismos de corrección, se corrompe.</text:p>
      <text:p text:style-name="Text_20_body">Esto limita:</text:p>
      <text:list xml:id="list2605801655" text:style-name="L2">
        <text:list-item>
          <text:p text:style-name="P6"><text:soft-page-break/>la duración de los recuerdos </text:p>
        </text:list-item>
        <text:list-item>
          <text:p text:style-name="P6">la precisión de los datos </text:p>
        </text:list-item>
        <text:list-item>
          <text:p text:style-name="P5">la estabilidad del sistema </text:p>
        </text:list-item>
      </text:list>
      <text:p text:style-name="Horizontal_20_Line"/>
      <text:h text:style-name="Heading_20_3" text:outline-level="3">2.2. La fiabilidad de la comunicación</text:h>
      <text:p text:style-name="Text_20_body">Cada transmisión tiene probabilidad de error.<text:line-break/>Cuanto más largo el canal, más ruido acumulado.</text:p>
      <text:p text:style-name="Text_20_body">Esto limita:</text:p>
      <text:list xml:id="list1372448082" text:style-name="L3">
        <text:list-item>
          <text:p text:style-name="P8">la coordinación entre módulos </text:p>
        </text:list-item>
        <text:list-item>
          <text:p text:style-name="P8">la capacidad de mantener un estado global coherente </text:p>
        </text:list-item>
        <text:list-item>
          <text:p text:style-name="P7">la velocidad efectiva de comunicación (más correcciones → más tiempo) </text:p>
        </text:list-item>
      </text:list>
      <text:p text:style-name="Horizontal_20_Line"/>
      <text:h text:style-name="Heading_20_3" text:outline-level="3">2.3. La fiabilidad del cálculo</text:h>
      <text:p text:style-name="Text_20_body">Cada operación tiene una probabilidad no nula de fallar.</text:p>
      <text:p text:style-name="Text_20_body">Esto limita:</text:p>
      <text:list xml:id="list3011718108" text:style-name="L4">
        <text:list-item>
          <text:p text:style-name="P10">la profundidad de razonamiento fiable </text:p>
        </text:list-item>
        <text:list-item>
          <text:p text:style-name="P10">la precisión de los resultados </text:p>
        </text:list-item>
        <text:list-item>
          <text:p text:style-name="P9">la posibilidad de ejecutar algoritmos exactos </text:p>
        </text:list-item>
      </text:list>
      <text:p text:style-name="Horizontal_20_Line"/>
      <text:h text:style-name="Heading_20_3" text:outline-level="3">2.4. La escalabilidad</text:h>
      <text:p text:style-name="Text_20_body">Cuantos más nodos, más canales, más operaciones → más puntos de fallo.</text:p>
      <text:p text:style-name="Text_20_body">Esto limita:</text:p>
      <text:list xml:id="list130463454" text:style-name="L5">
        <text:list-item>
          <text:p text:style-name="P12">el tamaño máximo del sistema </text:p>
        </text:list-item>
        <text:list-item>
          <text:p text:style-name="P12">la complejidad que puede manejar sin colapsar </text:p>
        </text:list-item>
        <text:list-item>
          <text:p text:style-name="P11">la estabilidad de arquitecturas muy grandes </text:p>
        </text:list-item>
      </text:list>
      <text:p text:style-name="Horizontal_20_Line"/>
      <text:h text:style-name="Heading_20_2" text:outline-level="2">3. Qué arquitectura minimiza el impacto del ruido y el error</text:h>
      <text:p text:style-name="Text_20_body">Aquí viene la parte lógica clave:<text:line-break/><text:span text:style-name="Strong_20_Emphasis">¿Cómo debe organizarse un sistema para ser lo más inteligente posible en un universo donde todo se degrada?</text:span></text:p>
      <text:p text:style-name="Text_20_body">La arquitectura óptima tiene varias propiedades.</text:p>
      <text:p text:style-name="Horizontal_20_Line"/>
      <text:h text:style-name="Heading_20_3" text:outline-level="3"><text:soft-page-break/>3.1. Redundancia distribuida</text:h>
      <text:p text:style-name="Text_20_body">Si una copia puede fallar, tener varias copias independientes reduce la probabilidad de pérdida total.</text:p>
      <text:p text:style-name="Text_20_body">Pero atención:<text:line-break/><text:span text:style-name="Strong_20_Emphasis">no es redundancia centralizada</text:span>, sino <text:span text:style-name="Strong_20_Emphasis">redundancia distribuida</text:span>.</text:p>
      <text:p text:style-name="Text_20_body">Ventajas:</text:p>
      <text:list xml:id="list2229031221" text:style-name="L6">
        <text:list-item>
          <text:p text:style-name="P14">tolerancia a fallos locales </text:p>
        </text:list-item>
        <text:list-item>
          <text:p text:style-name="P14">robustez ante perturbaciones </text:p>
        </text:list-item>
        <text:list-item>
          <text:p text:style-name="P13">estabilidad sin necesidad de un “punto perfecto” </text:p>
        </text:list-item>
      </text:list>
      <text:p text:style-name="Horizontal_20_Line"/>
      <text:h text:style-name="Heading_20_3" text:outline-level="3">3.2. Corrección de errores local</text:h>
      <text:p text:style-name="Text_20_body">La corrección global es cara y lenta.<text:line-break/>La corrección local es barata y rápida.</text:p>
      <text:p text:style-name="Text_20_body">Arquitectura óptima:</text:p>
      <text:list xml:id="list3974502120" text:style-name="L7">
        <text:list-item>
          <text:p text:style-name="P16">cada módulo detecta y corrige sus propios errores </text:p>
        </text:list-item>
        <text:list-item>
          <text:p text:style-name="P16">no depende de un supervisor central </text:p>
        </text:list-item>
        <text:list-item>
          <text:p text:style-name="P15">la coherencia se mantiene de forma descentralizada </text:p>
        </text:list-item>
      </text:list>
      <text:p text:style-name="Text_20_body">Esto minimiza el impacto del ruido sin saturar el sistema.</text:p>
      <text:p text:style-name="Horizontal_20_Line"/>
      <text:h text:style-name="Heading_20_3" text:outline-level="3">3.3. Representaciones robustas</text:h>
      <text:p text:style-name="Text_20_body">Si la información es frágil, la arquitectura óptima:</text:p>
      <text:list xml:id="list3525013467" text:style-name="L8">
        <text:list-item>
          <text:p text:style-name="P18">usa representaciones que toleran perturbaciones </text:p>
        </text:list-item>
        <text:list-item>
          <text:p text:style-name="P18">evita codificaciones extremadamente sensibles </text:p>
        </text:list-item>
        <text:list-item>
          <text:p text:style-name="P17">prefiere estructuras estables a precisión extrema </text:p>
        </text:list-item>
      </text:list>
      <text:p text:style-name="Text_20_body">Ejemplo lógico:</text:p>
      <text:list xml:id="list1422953447" text:style-name="L9">
        <text:list-item>
          <text:p text:style-name="P20">representar categorías en lugar de valores exactos </text:p>
        </text:list-item>
        <text:list-item>
          <text:p text:style-name="P20">usar rangos en lugar de números precisos </text:p>
        </text:list-item>
        <text:list-item>
          <text:p text:style-name="P19">usar probabilidades en lugar de certezas </text:p>
        </text:list-item>
      </text:list>
      <text:p text:style-name="Horizontal_20_Line"/>
      <text:h text:style-name="Heading_20_3" text:outline-level="3">3.4. Comunicación mínima y local</text:h>
      <text:p text:style-name="Text_20_body">Cada transmisión introduce ruido.<text:line-break/>Por tanto:</text:p>
      <text:p text:style-name="Quotations">La arquitectura óptima minimiza la cantidad de información que necesita viajar.</text:p>
      <text:p text:style-name="Text_20_body"><text:soft-page-break/>Esto implica:</text:p>
      <text:list xml:id="list3908402823" text:style-name="L10">
        <text:list-item>
          <text:p text:style-name="P22">comunicación local </text:p>
        </text:list-item>
        <text:list-item>
          <text:p text:style-name="P22">resúmenes en lugar de datos brutos </text:p>
        </text:list-item>
        <text:list-item>
          <text:p text:style-name="P22">jerarquías que filtran información </text:p>
        </text:list-item>
        <text:list-item>
          <text:p text:style-name="P21">evitar canales largos y frágiles </text:p>
        </text:list-item>
      </text:list>
      <text:p text:style-name="Horizontal_20_Line"/>
      <text:h text:style-name="Heading_20_3" text:outline-level="3">3.5. Procesamiento probabilístico</text:h>
      <text:p text:style-name="Text_20_body">Si el error es inevitable, la arquitectura óptima:</text:p>
      <text:list xml:id="list1840945217" text:style-name="L11">
        <text:list-item>
          <text:p text:style-name="P24">no exige exactitud </text:p>
        </text:list-item>
        <text:list-item>
          <text:p text:style-name="P24">trabaja con distribuciones </text:p>
        </text:list-item>
        <text:list-item>
          <text:p text:style-name="P24">toma decisiones basadas en probabilidades </text:p>
        </text:list-item>
        <text:list-item>
          <text:p text:style-name="P23">acepta incertidumbre como parte del modelo </text:p>
        </text:list-item>
      </text:list>
      <text:p text:style-name="Text_20_body">Esto convierte el ruido en un elemento manejable, no en un enemigo.</text:p>
      <text:p text:style-name="Horizontal_20_Line"/>
      <text:h text:style-name="Heading_20_3" text:outline-level="3">3.6. Auto-reparación continua</text:h>
      <text:p text:style-name="Text_20_body">Dado que el error es constante, la reparación también debe serlo.</text:p>
      <text:p text:style-name="Text_20_body">Arquitectura óptima:</text:p>
      <text:list xml:id="list1306056728" text:style-name="L12">
        <text:list-item>
          <text:p text:style-name="P26">detecta inconsistencias </text:p>
        </text:list-item>
        <text:list-item>
          <text:p text:style-name="P26">corrige desviaciones </text:p>
        </text:list-item>
        <text:list-item>
          <text:p text:style-name="P26">reestablece estados estables </text:p>
        </text:list-item>
        <text:list-item>
          <text:p text:style-name="P25">lo hace de forma continua y distribuida </text:p>
        </text:list-item>
      </text:list>
      <text:p text:style-name="Text_20_body">Esto evita que los errores se acumulen hasta el colapso.</text:p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Dado que el ruido y el error son inevitables,<text:line-break/>la arquitectura que minimiza su impacto es aquella que:</text:p>
      <text:list xml:id="list1010836874" text:style-name="L13">
        <text:list-item>
          <text:p text:style-name="P2">distribuye la redundancia </text:p>
        </text:list-item>
        <text:list-item>
          <text:p text:style-name="P2">corrige errores localmente </text:p>
        </text:list-item>
        <text:list-item>
          <text:p text:style-name="P2">usa representaciones robustas </text:p>
        </text:list-item>
        <text:list-item>
          <text:p text:style-name="P2">minimiza la comunicación global </text:p>
        </text:list-item>
        <text:list-item>
          <text:p text:style-name="P2">opera de forma probabilística </text:p>
        </text:list-item>
        <text:list-item>
          <text:p text:style-name="P1">se auto-repara continuamente </text:p>
        </text:list-item>
      </text:list>
      <text:p text:style-name="Text_20_body"><text:soft-page-break/>Esto es pura teoría de sistemas bajo restricciones físicas.<text:line-break/>Más adelante, la revelación será que <text:span text:style-name="Strong_20_Emphasis">la vida coincide exactamente con esta arquitectura óptima</text:span>, pero por ahora seguimos en lógica pura.</text:p>
      <text:p text:style-name="Horizontal_20_Line"/>
      <text:p text:style-name="Text_20_body">Si quieres, pasamos al siguiente límite (complejidad), o ajustamos algo de esta sección antes de continua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8:29:05.191000000</meta:creation-date>
    <dc:date>2026-04-03T18:36:38.272000000</dc:date>
    <meta:editing-duration>PT7M33S</meta:editing-duration>
    <meta:editing-cycles>1</meta:editing-cycles>
    <meta:document-statistic meta:table-count="0" meta:image-count="0" meta:object-count="0" meta:page-count="5" meta:paragraph-count="100" meta:word-count="776" meta:character-count="4921" meta:non-whitespace-character-count="4243"/>
    <meta:generator>LibreOffice/7.3.5.2$Windows_X86_64 LibreOffice_project/184fe81b8c8c30d8b5082578aee2fed2ea847c01</meta:generator>
  </office:meta>
</office:document-meta>
</file>